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cm"/>
    </style:style>
    <style:style style:name="co2" style:family="table-column">
      <style:table-column-properties fo:break-before="auto" style:column-width="11.649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6.133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9.767cm"/>
    </style:style>
    <style:style style:name="co8" style:family="table-column">
      <style:table-column-properties fo:break-before="auto" style:column-width="6.96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4.177cm"/>
    </style:style>
    <style:style style:name="co12" style:family="table-column">
      <style:table-column-properties fo:break-before="auto" style:column-width="10.486cm"/>
    </style:style>
    <style:style style:name="co13" style:family="table-column">
      <style:table-column-properties fo:break-before="auto" style:column-width="9.961cm"/>
    </style:style>
    <style:style style:name="co14" style:family="table-column">
      <style:table-column-properties fo:break-before="auto" style:column-width="3.919cm"/>
    </style:style>
    <style:style style:name="co15" style:family="table-column">
      <style:table-column-properties fo:break-before="auto" style:column-width="10.31cm"/>
    </style:style>
    <style:style style:name="co16" style:family="table-column">
      <style:table-column-properties fo:break-before="auto" style:column-width="11.217cm"/>
    </style:style>
    <style:style style:name="co17" style:family="table-column">
      <style:table-column-properties fo:break-before="auto" style:column-width="6.63cm"/>
    </style:style>
    <style:style style:name="co18" style:family="table-column">
      <style:table-column-properties fo:break-before="auto" style:column-width="6.355cm"/>
    </style:style>
    <style:style style:name="co19" style:family="table-column">
      <style:table-column-properties fo:break-before="auto" style:column-width="5.082cm"/>
    </style:style>
    <style:style style:name="co20" style:family="table-column">
      <style:table-column-properties fo:break-before="auto" style:column-width="5.6cm"/>
    </style:style>
    <style:style style:name="co21" style:family="table-column">
      <style:table-column-properties fo:break-before="auto" style:column-width="8.206cm"/>
    </style:style>
    <style:style style:name="co22" style:family="table-column">
      <style:table-column-properties fo:break-before="auto" style:column-width="5.607cm"/>
    </style:style>
    <style:style style:name="co23" style:family="table-column">
      <style:table-column-properties fo:break-before="auto" style:column-width="4.4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1.884cm" fo:break-before="auto" style:use-optimal-row-height="true"/>
    </style:style>
    <style:style style:name="ro13" style:family="table-row">
      <style:table-row-properties style:row-height="1.413cm" fo:break-before="auto" style:use-optimal-row-height="true"/>
    </style:style>
    <style:style style:name="ro14" style:family="table-row">
      <style:table-row-properties style:row-height="2.327cm" fo:break-before="auto" style:use-optimal-row-height="true"/>
    </style:style>
    <style:style style:name="ro15" style:family="table-row">
      <style:table-row-properties style:row-height="1.856cm" fo:break-before="auto" style:use-optimal-row-height="true"/>
    </style:style>
    <style:style style:name="ro16" style:family="table-row">
      <style:table-row-properties style:row-height="2.771cm" fo:break-before="auto" style:use-optimal-row-height="true"/>
    </style:style>
    <style:style style:name="ro17" style:family="table-row">
      <style:table-row-properties style:row-height="2.215cm" fo:break-before="auto" style:use-optimal-row-height="false"/>
    </style:style>
    <style:style style:name="ro18" style:family="table-row">
      <style:table-row-properties style:row-height="1.827cm" fo:break-before="auto" style:use-optimal-row-height="true"/>
    </style:style>
    <style:style style:name="ro19" style:family="table-row">
      <style:table-row-properties style:row-height="2.3cm" fo:break-before="auto" style:use-optimal-row-height="true"/>
    </style:style>
    <style:style style:name="ro20" style:family="table-row">
      <style:table-row-properties style:row-height="1.842cm" fo:break-before="auto" style:use-optimal-row-height="true"/>
    </style:style>
    <style:style style:name="ro21" style:family="table-row">
      <style:table-row-properties style:row-height="0.58cm" fo:break-before="auto" style:use-optimal-row-height="true"/>
    </style:style>
    <style:style style:name="ro22" style:family="table-row">
      <style:table-row-properties style:row-height="2.738cm" fo:break-before="auto" style:use-optimal-row-height="true"/>
    </style:style>
    <style:style style:name="ro23" style:family="table-row">
      <style:table-row-properties style:row-height="0.497cm" fo:break-before="auto" style:use-optimal-row-height="true"/>
    </style:style>
    <style:style style:name="ro24" style:family="table-row">
      <style:table-row-properties style:row-height="4.528cm" fo:break-before="auto" style:use-optimal-row-height="true"/>
    </style:style>
    <style:style style:name="ro25" style:family="table-row">
      <style:table-row-properties style:row-height="4.08cm" fo:break-before="auto" style:use-optimal-row-height="true"/>
    </style:style>
    <style:style style:name="ro26" style:family="table-row">
      <style:table-row-properties style:row-height="2.743cm" fo:break-before="auto" style:use-optimal-row-height="true"/>
    </style:style>
    <style:style style:name="ro27" style:family="table-row">
      <style:table-row-properties style:row-height="6.761cm" fo:break-before="auto" style:use-optimal-row-height="true"/>
    </style:style>
    <style:style style:name="ta1" style:family="table" style:master-page-name="PageStyle_5f_Чек-лист">
      <style:table-properties table:display="true" style:writing-mode="lr-tb"/>
    </style:style>
    <style:style style:name="ta2" style:family="table" style:master-page-name="PageStyle_5f_Тест-кейсы">
      <style:table-properties table:display="true" style:writing-mode="lr-tb"/>
    </style:style>
    <style:style style:name="ta3" style:family="table" style:master-page-name="PageStyle_5f_Баги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none" style:rotation-angle="0" style:rotation-align="none" style:shrink-to-fit="false" fo:border-top="0.002cm solid #000000" css3t:text-justify="auto" style:vertical-align="bottom"/>
      <style:paragraph-properties fo:text-align="center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0.002cm solid #000000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00cc00" style:text-align-source="fix" style:repeat-content="false" fo:wrap-option="wrap" fo:border="0.002cm solid #000000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3333" style:text-align-source="fix" style:repeat-content="false" fo:wrap-option="wrap" fo:border="0.002cm solid #000000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css3t:text-justify="auto" style:vertical-align="bottom"/>
      <style:paragraph-properties fo:text-align="center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0.002cm solid #000000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order-bottom="0.002cm solid #000000" fo:background-color="#ffffff" style:text-align-source="fix" style:repeat-content="false" fo:wrap-option="wrap" fo:border-left="0.002cm solid #000000" style:direction="ltr" fo:border-right="none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map style:condition="is-true-formula(LEN(TRIM([.A1]))&gt;0)" style:apply-style-name="ConditionalStyle_5f_1" style:base-cell-address="'Чек-лист_2 (tools)'.A1"/>
    </style:style>
    <style:style style:name="ce9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fo:wrap-option="wrap" fo:border-left="none" fo:border-right="none" fo:border-top="0.002cm solid #000000" style:vertical-align="middle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border-bottom="0.002cm solid #000000" fo:background-color="#ffffff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fo:border-bottom="0.002cm solid #000000" fo:wrap-option="wrap" fo:border-left="none" fo:border-right="none" fo:border-top="0.002cm solid #000000" style:vertical-align="middl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fo:wrap-option="wrap" fo:border-left="none" fo:border-right="none" fo:border-top="non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style:use-window-font-color="true" style:text-outline="false" style:text-line-through-styl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style:use-window-font-color="true" style:font-name="Arial" fo:font-size="11pt" fo:language="ru" fo:country="RU" style:font-name-asian="Lucida Sans" style:font-size-asian="11pt" style:font-size-complex="11pt" style:language-complex="en" style:country-complex="US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0.002cm solid #000000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>
      <style:map style:condition="is-true-formula(LEN(TRIM([.A1]))&gt;0)" style:apply-style-name="ConditionalStyle_5f_1" style:base-cell-address="'Чек-лист_2 (tools)'.A1"/>
    </style:style>
    <style:style style:name="ce39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0.002cm solid #000000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0.002cm solid #000000" fo:wrap-option="wrap" fo:border-left="none" fo:border-right="0.002cm solid #000000" fo:border-top="none" style:vertical-align="middl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order-bottom="0.002cm solid #000000" fo:background-color="#00cc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#00cc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000000" fo:background-color="#ff333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none" fo:border-right="0.002cm solid #000000" fo:border-top="none" style:vertical-align="middl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8" style:family="table-cell" style:parent-style-name="Default">
      <style:table-cell-properties fo:border-bottom="none" fo:wrap-option="wrap" fo:border-left="none" fo:border-right="0.002cm solid #000000" fo:border-top="none" style:vertical-align="middl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ffffff" style:text-align-source="fix" style:repeat-content="false" fo:wrap-option="wrap" fo:border-left="none" style:direction="ltr" fo:border-right="0.002cm solid #000000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fo:color="#00000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4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5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3333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ackground-color="#9999ff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1" style:family="text">
      <style:text-properties style:use-window-font-color="true" style:font-name="Arial" fo:font-size="11pt" fo:language="ru" fo:country="RU" style:letter-kerning="true" style:font-name-asian="Lucida Sans" style:font-size-asian="11pt" style:language-asian="zh" style:country-asian="CN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size="12pt" fo:language="en" fo:country="US" fo:font-weight="normal" style:font-size-asian="12pt" style:font-weight-asian="normal" style:font-size-complex="6.80000019073486pt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Чек-лист_1 (main page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2" table:number-rows-spanned="1">
            <text:p>Цель: Функциональное тестирование сайта: https://www.iwebtool.com/</text:p>
          </table:table-cell>
          <table:covered-table-cell table:style-name="ce8"/>
          <table:table-cell table:style-name="ce2" table:number-columns-repeated="23"/>
          <table:table-cell table:number-columns-repeated="999"/>
        </table:table-row>
        <table:table-row table:style-name="ro2">
          <table:table-cell table:style-name="ce2" office:value-type="string">
            <text:p>Чек-лист №1</text:p>
          </table:table-cell>
          <table:table-cell table:style-name="ce2" table:number-columns-repeated="24"/>
          <table:table-cell table:number-columns-repeated="999"/>
        </table:table-row>
        <table:table-row table:style-name="ro2">
          <table:table-cell table:style-name="ce2" office:value-type="string">
            <text:p>Исполнитель</text:p>
          </table:table-cell>
          <table:table-cell table:style-name="ce2" office:value-type="string">
            <text:p>Харченко Сергей</text:p>
          </table:table-cell>
          <table:table-cell table:style-name="ce2" table:number-columns-repeated="23"/>
          <table:table-cell table:number-columns-repeated="999"/>
        </table:table-row>
        <table:table-row table:style-name="ro3">
          <table:table-cell table:style-name="ce3" office:value-type="string">
            <text:p>Окружение</text:p>
          </table:table-cell>
          <table:table-cell table:style-name="ce9" office:value-type="string">
            <text:p>Браузер. Microsoft Edge. </text:p>
            <text:p>Версия 85.0.564.68 (Официальная сборка)</text:p>
            <text:p>Ver: x64</text:p>
            <text:p>OS: Windows 10 Pro</text:p>
            <text:p>Ver: 20H2</text:p>
            <text:p>Revision: 19042.630</text:p>
          </table:table-cell>
          <table:table-cell table:style-name="ce2" table:number-columns-repeated="23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4" office:value-type="string">
            <text:p>Главная страница</text:p>
          </table:table-cell>
          <table:table-cell table:style-name="ce10" office:value-type="string">
            <text:p>Проверка</text:p>
          </table:table-cell>
          <table:table-cell table:style-name="ce10" office:value-type="string">
            <text:p>Результат</text:p>
          </table:table-cell>
          <table:table-cell table:style-name="ce20" office:value-type="string">
            <text:p>Комментарий</text:p>
          </table:table-cell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5"/>
          <table:table-cell table:style-name="ce11" office:value-type="string">
            <text:p>Кнопки меню “SEO”, “Tools”, работают, при нажатии, происходит переход на соответствующие страницы.</text:p>
          </table:table-cell>
          <table:table-cell table:style-name="ce17" office:value-type="string">
            <text:p>Пройден </text:p>
          </table:table-cell>
          <table:table-cell table:style-name="ce21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6"/>
          <table:table-cell table:style-name="ce12" office:value-type="string">
            <text:p>При нажатии кнопки “Send Feedback”, открывается окно обратной связи.</text:p>
          </table:table-cell>
          <table:table-cell table:style-name="ce17" office:value-type="string">
            <text:p>Пройден </text:p>
          </table:table-cell>
          <table:table-cell table:style-name="ce22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Позитивный сценарий при проверке работы поля для ввода URL: выводится отчет с информацией о сайте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Негативный сценарий при проверке работы поля для ввода URL: выводится сообщение об ошибке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При нажатии на скриншот (на главной странице), происходит переход в раздел Tools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6">
          <table:table-cell table:style-name="ce7"/>
          <table:table-cell table:style-name="ce13" office:value-type="string">
            <text:p>Ссылки "Meta Tags Extractor", “Backlink Checker”, “JS Audit Tool” “TOP Organic Keywords”, “Website Speed Tool”, “2020 SEO Checklist ”, ведут на страницы с подробной информацией об инструменте и описанием его использования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7">
          <table:table-cell table:style-name="ce7"/>
          <table:table-cell table:style-name="ce13" office:value-type="string">
            <text:p>При нажатии кнопки, “Suggest new tool” открывается окно обратной связи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2">
          <table:table-cell table:style-name="ce2" office:value-type="string">
            <text:p>Страница Tools</text:p>
          </table:table-cell>
          <table:table-cell table:style-name="ce14" office:value-type="string">
            <text:p>Проверка</text:p>
          </table:table-cell>
          <table:table-cell table:style-name="ce2" table:number-columns-repeated="23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При нажатии кнопки “SEO”, происходит переход на главную страницу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При нажатии кнопки “Send Feedback”, открывается окно обратной связи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6">
          <table:table-cell table:style-name="ce7"/>
          <table:table-cell table:style-name="ce13" office:value-type="string">
            <text:p>Ссылки "Meta Tags Extractor", “Get competitors' meta tags” “Check broken links”, “Get TOP keywords for domain”, “Caching Checker”, “Pages Checker”, ведут на страницы с подробной информацией об инструменте и описанием его использования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6">
          <table:table-cell table:style-name="ce7"/>
          <table:table-cell table:style-name="ce13" office:value-type="string">
            <text:p>Кнопки “Check browser caching”, “Extract links”, Check page for errors”, “Get backlinks”, “Check page performance”, “Calculate internal pages rank”, “Check link popularity”, ведут на страницы с подробной информацией об инструменте и описанием его использования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Кнопка “Reguest New Tools”, открывает окно обратной связи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8">
          <table:table-cell table:style-name="ce7"/>
          <table:table-cell table:style-name="ce13" office:value-type="string">
            <text:p>Для всех инструментов работает проверка правильности заполнения строки URL. Если строка заполнена неверно выдаётся соответствующая ошибка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9">
          <table:table-cell table:style-name="ce7"/>
          <table:table-cell table:style-name="ce15" office:value-type="string">
            <text:p>Все 10 (десять) инструментов для проверок сайтов доступны пользователю.</text:p>
          </table:table-cell>
          <table:table-cell table:style-name="ce18" office:value-type="string">
            <text:p>Не пройден </text:p>
          </table:table-cell>
          <table:table-cell table:style-name="ce13" office:value-type="string">
            <text:p>Инструмент <text:s/><text:a xlink:href="https://www.iwebtool.com/check_page">Pages Checker</text:a>, долго обрабатывает запрос. Отчёт не выгружается.</text:p>
          </table:table-cell>
          <table:table-cell table:style-name="ce2" table:number-columns-repeated="21"/>
          <table:table-cell table:number-columns-repeated="999"/>
        </table:table-row>
        <table:table-row table:style-name="ro5">
          <table:table-cell table:style-name="ce7"/>
          <table:table-cell table:style-name="ce13" office:value-type="string">
            <text:p>При открытии любой страницы сайта, отсутсвуют ошибки с кодом 5хх., а так же отсутствуют ошибки JavaScript.</text:p>
          </table:table-cell>
          <table:table-cell table:style-name="ce17" office:value-type="string">
            <text:p>Пройден </text:p>
          </table:table-cell>
          <table:table-cell table:style-name="ce7"/>
          <table:table-cell table:style-name="ce2" table:number-columns-repeated="21"/>
          <table:table-cell table:number-columns-repeated="999"/>
        </table:table-row>
        <table:table-row table:style-name="ro4" table:number-rows-repeated="2">
          <table:table-cell table:number-columns-repeated="3"/>
          <table:table-cell table:style-name="ce2" table:number-columns-repeated="22"/>
          <table:table-cell table:number-columns-repeated="999"/>
        </table:table-row>
        <table:table-row table:style-name="ro4">
          <table:table-cell table:style-name="ce2"/>
          <table:table-cell table:style-name="ce16"/>
          <table:table-cell table:style-name="ce19"/>
          <table:table-cell table:style-name="ce2" table:number-columns-repeated="22"/>
          <table:table-cell table:number-columns-repeated="999"/>
        </table:table-row>
        <table:table-row table:style-name="ro4" table:number-rows-repeated="974">
          <table:table-cell table:style-name="ce2" table:number-columns-repeated="25"/>
          <table:table-cell table:number-columns-repeated="999"/>
        </table:table-row>
        <table:table-row table:style-name="ro10" table:number-rows-repeated="1047571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Чек-лист_2 (tools)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3" table:number-rows-spanned="1">
            <text:p>Цель: Тестирование инструментов сайта: https://www.iwebtool.com/</text:p>
          </table:table-cell>
          <table:covered-table-cell table:style-name="ce1"/>
          <table:covered-table-cell table:style-name="ce38"/>
          <table:table-cell table:style-name="ce2" table:number-columns-repeated="23"/>
          <table:table-cell table:number-columns-repeated="998"/>
        </table:table-row>
        <table:table-row table:style-name="ro2">
          <table:table-cell table:style-name="ce2" office:value-type="string">
            <text:p>Чек-лист №2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>
            <text:p>Исполнитель</text:p>
          </table:table-cell>
          <table:table-cell table:style-name="ce2" office:value-type="string">
            <text:p>Харченко Сергей</text:p>
          </table:table-cell>
          <table:table-cell/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3" office:value-type="string">
            <text:p>Окружение</text:p>
          </table:table-cell>
          <table:table-cell table:style-name="ce9" office:value-type="string">
            <text:p>Браузер. Microsoft Edge. </text:p>
            <text:p>Версия 85.0.564.68 (Официальная сборка)</text:p>
            <text:p>Ver: x64</text:p>
            <text:p>OS: Windows 10 Pro</text:p>
            <text:p>Ver: 20H2</text:p>
            <text:p>Revision: 19042.630</text:p>
          </table:table-cell>
          <table:table-cell/>
          <table:table-cell table:style-name="ce2" table:number-columns-repeated="23"/>
          <table:table-cell table:number-columns-repeated="998"/>
        </table:table-row>
        <table:table-row table:style-name="ro4" table:number-rows-repeated="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4" office:value-type="string">
            <text:p>Инструмент</text:p>
          </table:table-cell>
          <table:table-cell table:style-name="ce14" office:value-type="string">
            <text:p>Описание инструмента</text:p>
          </table:table-cell>
          <table:table-cell table:style-name="ce14" office:value-type="string">
            <text:p>Проверка</text:p>
          </table:table-cell>
          <table:table-cell table:style-name="ce14" office:value-type="string">
            <text:p>Результат</text:p>
          </table:table-cell>
          <table:table-cell table:style-name="ce14" office:value-type="string">
            <text:p>Комментарий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table-cell table:style-name="ce23" office:value-type="string" table:number-columns-spanned="1" table:number-rows-spanned="2">
            <text:p>Meta Tag Extractor </text:p>
          </table:table-cell>
          <table:table-cell table:style-name="ce30" office:value-type="string" table:number-columns-spanned="1" table:number-rows-spanned="2">
            <text:p>Инструмент, предназначенный для массового извлечения метатегов с веб-сайтов, ищет метатеги на основе URL-адресов, предоставленных пользователем. Также инструмент собирает метатеги URL-адресов, присутствующих на веб-странице данного URL-адреса. </text:p>
          </table:table-cell>
          <table:table-cell table:style-name="ce39" office:value-type="string">
            <text:p><text:span text:style-name="T2">Позитивный сценарий:</text:span> при поиске ключевого слова или фразы, инструмент выдаёт корректные данные.</text:p>
            <text:p/>
          </table:table-cell>
          <table:table-cell table:style-name="ce43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таблица с данными (URL, Title, Description, H1 headers, H2 headers)</text:p>
          </table:table-cell>
          <table:table-cell table:style-name="ce2" table:number-columns-repeated="21"/>
          <table:table-cell table:number-columns-repeated="998"/>
        </table:table-row>
        <table:table-row table:style-name="ro13">
          <table:covered-table-cell table:style-name="ce24"/>
          <table:covered-table-cell table:style-name="ce31"/>
          <table:table-cell table:style-name="ce40" office:value-type="string">
            <text:p><text:span text:style-name="T2">Негативный сценарий:</text:span> при нажатии кнопки Get Meta, без заполнения поля free seo tools, ничего не происходит.</text:p>
          </table:table-cell>
          <table:covered-table-cell table:style-name="ce44"/>
          <table:table-cell table:style-name="ce47"/>
          <table:table-cell table:style-name="ce2" table:number-columns-repeated="21"/>
          <table:table-cell table:number-columns-repeated="998"/>
        </table:table-row>
        <table:table-row table:style-name="ro12">
          <table:table-cell table:style-name="ce24" office:value-type="string" table:number-columns-spanned="1" table:number-rows-spanned="2">
            <text:p>Backlink Checker</text:p>
          </table:table-cell>
          <table:table-cell table:style-name="ce32" office:value-type="string" table:number-columns-spanned="1" table:number-rows-spanned="2">
            <text:p><text:span text:style-name="T1">Инструмент позволяет получить список всех ссылок в </text:span><text:span text:style-name="T1">Интернете на выбранный сайт/домен. Беклинк - это </text:span><text:span text:style-name="T1">ссылка с одного сайта на другой сайт или веб </text:span><text:span text:style-name="T1">страницу.</text:span></text:p>
          </table:table-cell>
          <table:table-cell table:style-name="ce40" office:value-type="string">
            <text:p><text:span text:style-name="T2">Позитивный сценарий:</text:span> при проверке сайта/домена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8" office:value-type="string">
            <text:p>Congratulations! No broken backlinks found for domain.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covered-table-cell table:style-name="ce24"/>
          <table:covered-table-cell table:style-name="ce31"/>
          <table:table-cell table:style-name="ce40" office:value-type="string">
            <text:p><text:span text:style-name="T2">Негативный сценарий:</text:span> при нажатии кнопки Check now, без заполнения поля Domain name, либо поле заполнено не корректными данным или не полностью, инструмент выдаёт ошибку.</text:p>
          </table:table-cell>
          <table:covered-table-cell table:style-name="ce44"/>
          <table:table-cell table:style-name="ce49" office:value-type="string">
            <text:p>The domain you entered doesn't work as expected. Please make sure you entered the valid domain name. 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table-cell table:style-name="ce24" office:value-type="string" table:number-columns-spanned="1" table:number-rows-spanned="2">
            <text:p>Top Keywords for Domain</text:p>
          </table:table-cell>
          <table:table-cell table:style-name="ce33" office:value-type="string" table:number-columns-spanned="1" table:number-rows-spanned="2">
            <text:p>Инструмент для поиска ключевых слов, который использует функцию заполнения Google для генерации сотен близко связанных ключевых слов. </text:p>
          </table:table-cell>
          <table:table-cell table:style-name="ce40" office:value-type="string">
            <text:p><text:span text:style-name="T2">Позитивный сценарий:</text:span> при проверке сайта/домена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Выходит таблица с данными (keyword, position, average traffic every month)</text:p>
          </table:table-cell>
          <table:table-cell table:style-name="ce2" table:number-columns-repeated="21"/>
          <table:table-cell table:number-columns-repeated="998"/>
        </table:table-row>
        <table:table-row table:style-name="ro14">
          <table:covered-table-cell table:style-name="ce24"/>
          <table:covered-table-cell table:style-name="ce31"/>
          <table:table-cell table:style-name="ce40" office:value-type="string">
            <text:p><text:span text:style-name="T2">Негативный сценарий:</text:span> при нажатии кнопки Check keywords, без заполнения поля Domain name or URL, либо поле заполнено не корректными данным или не полностью, инструмент выдаёт ошибку.</text:p>
          </table:table-cell>
          <table:covered-table-cell table:style-name="ce44"/>
          <table:table-cell table:style-name="ce50" office:value-type="string">
            <text:p>The URL you entered doesn't work as expected. Please make sure you entered the valid URL. Либо появляется отчёт с пустой таблицей</text:p>
          </table:table-cell>
          <table:table-cell table:style-name="ce2" table:number-columns-repeated="21"/>
          <table:table-cell table:number-columns-repeated="998"/>
        </table:table-row>
        <table:table-row table:style-name="ro15">
          <table:table-cell table:style-name="ce24" office:value-type="string" table:number-columns-spanned="1" table:number-rows-spanned="2">
            <text:p>Browser Caching Checker</text:p>
          </table:table-cell>
          <table:table-cell table:style-name="ce34" office:value-type="string" table:number-columns-spanned="1" table:number-rows-spanned="2">
            <text:p>Инструмент позволяет найти использование сломанных ресурсов JS/CSS/fonts на веб-страницах и проверяет, кэшируются ли все ресурсы браузером. Загружает ресурс несколько раз и проверяет, работает ли вторая нагрузка быстрее и сколько содержимого страницы было кэшировано веб-браузером. </text:p>
          </table:table-cell>
          <table:table-cell table:style-name="ce40" office:value-type="string">
            <text:p><text:span text:style-name="T2">Позитивный сценарий:</text:span> при проверке URL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сообщение Cache Status: CACHED и таблица с данными (URL, Status Code, Cached, Size)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covered-table-cell table:style-name="ce25"/>
          <table:covered-table-cell table:style-name="ce35"/>
          <table:table-cell table:style-name="ce40" office:value-type="string">
            <text:p><text:span text:style-name="T2">Негативный сценарий: </text:span>при нажатии кнопки Check now, без заполнения поля URL, либо поле заполнено не корректными данным или не полностью, инструмент выдаёт ошибку.</text:p>
          </table:table-cell>
          <table:covered-table-cell/>
          <table:table-cell table:style-name="ce41" office:value-type="string">
            <text:p>The URL you entered doesn't work as expected. Please make sure you entered the valid URL. </text:p>
          </table:table-cell>
          <table:table-cell table:style-name="ce2" table:number-columns-repeated="21"/>
          <table:table-cell table:number-columns-repeated="998"/>
        </table:table-row>
        <table:table-row table:style-name="ro16">
          <table:table-cell table:style-name="ce24" office:value-type="string" table:number-columns-spanned="1" table:number-rows-spanned="2">
            <text:p>Link Extractor</text:p>
          </table:table-cell>
          <table:table-cell table:style-name="ce34" office:value-type="string" table:number-columns-spanned="1" table:number-rows-spanned="2">
            <text:p>Очень простой инструмент, который позволяет извлечь все ссылки с любой веб-страницы в Интернете. </text:p>
          </table:table-cell>
          <table:table-cell table:style-name="ce40" office:value-type="string">
            <text:p><text:span text:style-name="T2">Позитивный сценарий:</text:span> при проверке URL, инструмент выдаёт корректные данные. Так же инструмент выгружает данные о ссылках в документ Excel. Данные в выгруженом файле совпадают с информацией в инструмент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сообщение Found Total: ххх links, и <text:s/>таблица с данными (Links).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covered-table-cell table:style-name="ce24"/>
          <table:covered-table-cell table:style-name="ce31"/>
          <table:table-cell table:style-name="ce40" office:value-type="string">
            <text:p><text:span text:style-name="T2">Негативный сценарий:</text:span> при нажатии кнопки Extract, без заполнения поля URL, либо поле заполнено не корректными данным или не полностью, инструмент выдаёт ошибку.</text:p>
          </table:table-cell>
          <table:covered-table-cell table:style-name="ce44"/>
          <table:table-cell table:style-name="ce41" office:value-type="string">
            <text:p>The URL you entered doesn't work as expected. Please make sure you entered the valid URL. 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6" office:value-type="string" table:number-columns-spanned="1" table:number-rows-spanned="2">
            <text:p>Pages Checker</text:p>
          </table:table-cell>
          <table:table-cell table:style-name="ce34" office:value-type="string" table:number-columns-spanned="1" table:number-rows-spanned="2">
            <text:p>Инструмент проверяет ошибки JavaScript и другие технические проблемы, которые могут быть представлены на странице. </text:p>
          </table:table-cell>
          <table:table-cell table:style-name="ce41" office:value-type="string" table:number-columns-spanned="1" table:number-rows-spanned="2">
            <text:p>При запуске проверки, инструмент очень долго работает и не выдаёт результат.</text:p>
          </table:table-cell>
          <table:table-cell table:style-name="ce45" office:value-type="string" table:number-columns-spanned="1" table:number-rows-spanned="2">
            <text:p><text:s/>Не пройден </text:p>
          </table:table-cell>
          <table:table-cell table:style-name="ce46" office:value-type="string" table:number-columns-spanned="1" table:number-rows-spanned="2">
            <text:p>В моём случае время отведённое на проверку составило более двух часов. Отчёт так и не был выгружен. Тестировалось несколько страниц разных сайтов.</text:p>
          </table:table-cell>
          <table:table-cell table:style-name="ce2" table:number-columns-repeated="21"/>
          <table:table-cell table:number-columns-repeated="998"/>
        </table:table-row>
        <table:table-row table:style-name="ro17">
          <table:covered-table-cell table:style-name="ce24"/>
          <table:covered-table-cell table:style-name="ce34"/>
          <table:covered-table-cell table:style-name="ce42"/>
          <table:covered-table-cell table:style-name="ce44"/>
          <table:covered-table-cell/>
          <table:table-cell table:style-name="ce2" table:number-columns-repeated="21"/>
          <table:table-cell table:number-columns-repeated="998"/>
        </table:table-row>
        <table:table-row table:style-name="ro15">
          <table:table-cell table:style-name="ce24" office:value-type="string" table:number-columns-spanned="1" table:number-rows-spanned="2">
            <text:p>Backlinks</text:p>
          </table:table-cell>
          <table:table-cell table:style-name="ce34" office:value-type="string" table:number-columns-spanned="1" table:number-rows-spanned="2">
            <text:p>Инструмент позволяет предсказать ранг домена в Google, а также найти самые популярные страницы на веб-сайтах конкурентов.</text:p>
          </table:table-cell>
          <table:table-cell table:style-name="ce40" office:value-type="string">
            <text:p>Позитивный сценарий: при проверке доменного имени или URL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таблица с данными (Source Page Title and URL, Anchor and Target URL, Tags).</text:p>
          </table:table-cell>
          <table:table-cell table:style-name="ce2" table:number-columns-repeated="21"/>
          <table:table-cell table:number-columns-repeated="998"/>
        </table:table-row>
        <table:table-row table:style-name="ro15">
          <table:covered-table-cell table:style-name="ce24"/>
          <table:covered-table-cell table:style-name="ce31"/>
          <table:table-cell table:style-name="ce40" office:value-type="string">
            <text:p>Негативный сценарий: при нажатии кнопки Get Backlinks, без заполнения поля URL, либо поле заполнено не корректными данным или не полностью, инструмент выдаёт ошибку.</text:p>
          </table:table-cell>
          <table:covered-table-cell table:style-name="ce44"/>
          <table:table-cell table:style-name="ce49" office:value-type="string">
            <text:p>Data for this domain not found in the database. Please make sure that the name of the domain is correct/Sorry, no backlinks found for this domain</text:p>
          </table:table-cell>
          <table:table-cell table:style-name="ce2" table:number-columns-repeated="21"/>
          <table:table-cell table:number-columns-repeated="998"/>
        </table:table-row>
        <table:table-row table:style-name="ro18">
          <table:table-cell table:style-name="ce24" office:value-type="string" table:number-columns-spanned="1" table:number-rows-spanned="2">
            <text:p>Website Speed Test Tool</text:p>
          </table:table-cell>
          <table:table-cell table:style-name="ce34" office:value-type="string" table:number-columns-spanned="1" table:number-rows-spanned="2">
            <text:p>Инструмент проверяет скорость загрузки страницы, все запросы и ресурсы, которые страница делает во время загрузки в браузере. </text:p>
          </table:table-cell>
          <table:table-cell table:style-name="ce40" office:value-type="string">
            <text:p>Позитивный сценарий: при проверке URL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сообщение: Page speed results: Total Score: ХХ и таблица с различными данными о странице.</text:p>
          </table:table-cell>
          <table:table-cell table:style-name="ce2" table:number-columns-repeated="21"/>
          <table:table-cell table:number-columns-repeated="998"/>
        </table:table-row>
        <table:table-row table:style-name="ro15">
          <table:covered-table-cell table:style-name="ce24"/>
          <table:covered-table-cell table:style-name="ce34"/>
          <table:table-cell table:style-name="ce40" office:value-type="string">
            <text:p>Негативный сценарий: при нажатии кнопки Check Now, без заполнения поля URL, либо поле заполнено не корректными данным или не полностью, инструмент выдаёт ошибку.</text:p>
          </table:table-cell>
          <table:covered-table-cell table:style-name="ce44"/>
          <table:table-cell table:style-name="ce49" office:value-type="string">
            <text:p>The URL you entered doesn't work as expected. Please make sure you entered the valid URL. </text:p>
          </table:table-cell>
          <table:table-cell table:style-name="ce2" table:number-columns-repeated="21"/>
          <table:table-cell table:number-columns-repeated="998"/>
        </table:table-row>
        <table:table-row table:style-name="ro19">
          <table:table-cell table:style-name="ce24" office:value-type="string" table:number-columns-spanned="1" table:number-rows-spanned="2">
            <text:p>Visual Page Rank</text:p>
          </table:table-cell>
          <table:table-cell table:style-name="ce32" office:value-type="string" table:number-columns-spanned="1" table:number-rows-spanned="2">
            <text:p><text:span text:style-name="T1">Инструмент, позволяет построить карту внутренних </text:span><text:span text:style-name="T1">ссылок между страницами сайта и посчитать </text:span><text:span text:style-name="T1">внутренний вес страницы.</text:span></text:p>
          </table:table-cell>
          <table:table-cell table:style-name="ce40" office:value-type="string">
            <text:p>Позитивный сценарий: при проверке URL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51" office:value-type="string">
            <text:p>Появляется динамическое графическое изображение со всеми связанным ссылками сайта, а так же таблица с данными (URL, Internal Pagerank)</text:p>
          </table:table-cell>
          <table:table-cell table:style-name="ce2" table:number-columns-repeated="21"/>
          <table:table-cell table:number-columns-repeated="998"/>
        </table:table-row>
        <table:table-row table:style-name="ro15">
          <table:covered-table-cell table:style-name="ce27"/>
          <table:covered-table-cell table:style-name="ce31"/>
          <table:table-cell table:style-name="ce40" office:value-type="string">
            <text:p>Негативный сценарий: при нажатии кнопки Check Now, либо поле заполнено не корректными данным или не полностью, без заполнения поля URL, инструмент выдаёт ошибку.</text:p>
          </table:table-cell>
          <table:covered-table-cell table:style-name="ce44"/>
          <table:table-cell table:style-name="ce49" office:value-type="string">
            <text:p>The URL you entered doesn't work as expected. Please make sure you entered the valid URL. </text:p>
          </table:table-cell>
          <table:table-cell table:style-name="ce2" table:number-columns-repeated="21"/>
          <table:table-cell table:number-columns-repeated="998"/>
        </table:table-row>
        <table:table-row table:style-name="ro15">
          <table:table-cell table:style-name="ce24" office:value-type="string" table:number-columns-spanned="1" table:number-rows-spanned="2">
            <text:p>Link Popularity</text:p>
          </table:table-cell>
          <table:table-cell table:style-name="ce36" office:value-type="string" table:number-columns-spanned="1" table:number-rows-spanned="2">
            <text:p><text:span text:style-name="T1">Инструмент позволяет примерно представить на </text:span><text:span text:style-name="T1">сколько популярна та или иная страница в поисковом </text:span><text:span text:style-name="T1">индексе</text:span></text:p>
          </table:table-cell>
          <table:table-cell table:style-name="ce40" office:value-type="string">
            <text:p>Позитивный сценарий: при проверке URL, инструмент выдаёт корректные данные.</text:p>
            <text:p/>
          </table:table-cell>
          <table:table-cell table:style-name="ce44" office:value-type="string" table:number-columns-spanned="1" table:number-rows-spanned="2">
            <text:p>Пройден </text:p>
          </table:table-cell>
          <table:table-cell table:style-name="ce46" office:value-type="string">
            <text:p>Появляется сообщение: Link popularity: ххххххххх и таблица с данными (Search Engine, Results Found (popularity), Link)</text:p>
          </table:table-cell>
          <table:table-cell table:style-name="ce2" table:number-columns-repeated="21"/>
          <table:table-cell table:number-columns-repeated="998"/>
        </table:table-row>
        <table:table-row table:style-name="ro8">
          <table:covered-table-cell table:style-name="ce24"/>
          <table:covered-table-cell table:style-name="ce31"/>
          <table:table-cell table:style-name="ce40" office:value-type="string">
            <text:p>Негативный сценарий: при нажатии кнопки Check Now, без заполнения поля URL, инструмент выдаёт ошибку.</text:p>
          </table:table-cell>
          <table:covered-table-cell table:style-name="ce44"/>
          <table:table-cell table:style-name="ce49" office:value-type="string">
            <text:p>The URL you entered doesn't work as expected. Please make sure you entered the valid URL. </text:p>
          </table:table-cell>
          <table:table-cell table:style-name="ce2" table:number-columns-repeated="21"/>
          <table:table-cell table:number-columns-repeated="998"/>
        </table:table-row>
        <table:table-row table:style-name="ro20">
          <table:table-cell table:style-name="ce28" office:value-type="string">
            <text:p>Usability сайта</text:p>
          </table:table-cell>
          <table:table-cell table:style-name="ce28"/>
          <table:table-cell table:style-name="ce11" office:value-type="string">
            <text:p>Общее наполнение понятное и простое в обращении, контент легко воспринимается пользователем, наличие логики функциональных элементов.</text:p>
          </table:table-cell>
          <table:table-cell table:style-name="ce44" office:value-type="string">
            <text:p>Пройден </text:p>
          </table:table-cell>
          <table:table-cell table:style-name="ce21"/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8" office:value-type="string">
            <text:p>Кроссбраузерность</text:p>
          </table:table-cell>
          <table:table-cell table:style-name="ce28"/>
          <table:table-cell table:style-name="ce11" office:value-type="string">
            <text:p>Сайт адаптирован к использованию в браузерах.</text:p>
          </table:table-cell>
          <table:table-cell table:style-name="ce44" office:value-type="string">
            <text:p>Пройден </text:p>
          </table:table-cell>
          <table:table-cell table:style-name="ce52" office:value-type="string">
            <text:p>(Chrome, Firefox, IE, Opera, Safari). </text:p>
          </table:table-cell>
          <table:table-cell table:style-name="ce2" table:number-columns-repeated="21"/>
          <table:table-cell table:number-columns-repeated="998"/>
        </table:table-row>
        <table:table-row table:style-name="ro7">
          <table:table-cell table:style-name="ce29" office:value-type="string">
            <text:p>Кроссплатформенность</text:p>
          </table:table-cell>
          <table:table-cell table:style-name="ce37"/>
          <table:table-cell table:style-name="ce12" office:value-type="string">
            <text:p>Сайт адаптирован к использованию на моб. Устройствах</text:p>
          </table:table-cell>
          <table:table-cell table:style-name="ce44" office:value-type="string">
            <text:p>Пройден </text:p>
          </table:table-cell>
          <table:table-cell table:style-name="ce22"/>
          <table:table-cell table:style-name="ce2" table:number-columns-repeated="21"/>
          <table:table-cell table:number-columns-repeated="998"/>
        </table:table-row>
        <table:table-row table:style-name="ro4" table:number-rows-repeated="974">
          <table:table-cell table:style-name="ce2" table:number-columns-repeated="26"/>
          <table:table-cell table:number-columns-repeated="998"/>
        </table:table-row>
        <table:table-row table:style-name="ro10" table:number-rows-repeated="10475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Тест-кейсы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ce5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5" table:number-columns-repeated="1018" table:default-cell-style-name="Default"/>
        <table:table-row table:style-name="ro21">
          <table:table-cell table:style-name="ce53" office:value-type="string" table:number-columns-spanned="4" table:number-rows-spanned="1">
            <text:p>Preconditions: Открыта страница сайта: <text:a xlink:href="https://www.iwebtool.com/"> https://www.iwebtool.com/</text:a></text:p>
          </table:table-cell>
          <table:covered-table-cell table:number-columns-repeated="3" table:style-name="ce54"/>
          <table:table-cell table:style-name="ce54"/>
          <table:table-cell table:style-name="ce64"/>
          <table:table-cell table:style-name="ce55" table:number-columns-repeated="18"/>
          <table:table-cell table:number-columns-repeated="1000"/>
        </table:table-row>
        <table:table-row table:style-name="ro4">
          <table:table-cell table:style-name="ce54" table:number-columns-repeated="5"/>
          <table:table-cell table:style-name="ce64"/>
          <table:table-cell table:style-name="ce55" table:number-columns-repeated="18"/>
          <table:table-cell table:number-columns-repeated="1000"/>
        </table:table-row>
        <table:table-row table:style-name="ro2">
          <table:table-cell table:style-name="ce54" office:value-type="string">
            <text:p>Number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Expected Result</text:p>
          </table:table-cell>
          <table:table-cell table:style-name="ce64" office:value-type="string">
            <text:p>Result 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1</text:p>
          </table:table-cell>
          <table:table-cell table:style-name="ce56" office:value-type="string">
            <text:p>High</text:p>
          </table:table-cell>
          <table:table-cell table:style-name="ce55" office:value-type="string">
            <text:p>Главная страница сайта.</text:p>
          </table:table-cell>
          <table:table-cell table:style-name="ce59" office:value-type="string">
            <text:p>1) Перейти на https://www.iwebtool.com/</text:p>
          </table:table-cell>
          <table:table-cell table:style-name="ce63" office:value-type="string">
            <text:p>- Открывается главная страница сайта.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2</text:p>
          </table:table-cell>
          <table:table-cell table:style-name="ce56" office:value-type="string">
            <text:p>High</text:p>
          </table:table-cell>
          <table:table-cell table:style-name="ce55" office:value-type="string">
            <text:p>Главная страница сайта. Шапка.</text:p>
          </table:table-cell>
          <table:table-cell table:style-name="ce60" office:value-type="string">
            <text:p>1) Нажать на кнопку Tools в левом верхнем углу страницы</text:p>
          </table:table-cell>
          <table:table-cell table:style-name="ce63" office:value-type="string">
            <text:p>- Открывается страница с инструментами для проверки сайтов.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3</text:p>
          </table:table-cell>
          <table:table-cell table:style-name="ce56" office:value-type="string">
            <text:p>High</text:p>
          </table:table-cell>
          <table:table-cell table:style-name="ce55" office:value-type="string">
            <text:p>Главная страница сайта. Шапка.</text:p>
          </table:table-cell>
          <table:table-cell table:style-name="ce60" office:value-type="string">
            <text:p>1) Нажать на кнопку Send Feedback в правом верхнем углу страницы</text:p>
          </table:table-cell>
          <table:table-cell table:style-name="ce63" office:value-type="string">
            <text:p>- Открывается форма для обратной связи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2">
          <table:table-cell table:style-name="ce55" office:value-type="string">
            <text:p>EXP-004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1" office:value-type="string">
            <text:p>1) В поле для проверки (Enter web Page URL), указать сайт, по которому необходимо получить отчёт.</text:p>
            <text:p>2) Нажать на кнопку Check.</text:p>
            <text:p>3) Дождаться получения данных</text:p>
            <text:p/>
            <text:p/>
          </table:table-cell>
          <table:table-cell table:style-name="ce63" office:value-type="string">
            <text:p>- <text:span text:style-name="T3">Открывается отчёт с и</text:span><text:span text:style-name="T4">нформацией</text:span><text:span text:style-name="T5"> </text:span><text:span text:style-name="T6">о скорости </text:span><text:span text:style-name="T6">работы страницы, пригодности страницы для </text:span><text:span text:style-name="T6">мобильных устройств, информацией о мета-</text:span><text:span text:style-name="T6">тэгах, а так же прочей информацией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6">
          <table:table-cell table:style-name="ce55" office:value-type="string">
            <text:p>EXP-005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<text:span text:style-name="T3">1) Кликнуть по скриншоту с примером отображения </text:span><text:span text:style-name="T3">отчёта о странице сайта.</text:span></text:p>
            <text:p><text:span text:style-name="T3"/></text:p>
            <text:p><text:span text:style-name="T3"/></text:p>
            <text:p><text:span text:style-name="T3"/></text:p>
          </table:table-cell>
          <table:table-cell table:style-name="ce63" office:value-type="string">
            <text:p>- <text:span text:style-name="T7">Открывается страница с инструментами для </text:span><text:span text:style-name="T7">проверки сайтов.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6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<text:span text:style-name="T3">1) В тексте описания инструменов кликнуть по ссылке </text:span><text:span text:style-name="T3"><text:a xlink:href="https://www.iwebtool.com/meta-extractor">Meta Tags Extractor</text:a></text:span></text:p>
          </table:table-cell>
          <table:table-cell table:style-name="ce63" office:value-type="string">
            <text:p>- <text:span text:style-name="T7">Открывается страница с инструментом Meta Tags </text:span><text:span text:style-name="T7">Extractor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7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<text:span text:style-name="T3">1) В тексте описания инструменов кликнуть по ссылке </text:span><text:span text:style-name="T3"><text:a xlink:href="https://www.iwebtool.com/backlink_checker">Backlink Checker</text:a></text:span></text:p>
          </table:table-cell>
          <table:table-cell table:style-name="ce63" office:value-type="string">
            <text:p>- <text:span text:style-name="T7">Открывается страница с инструментом Backlink </text:span><text:span text:style-name="T7">Checker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08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1) В тексте описания <text:span text:style-name="T3">инструменов</text:span> кликнуть по ссылке <text:a xlink:href="https://www.iwebtool.com/js-audit">JS Audit</text:a></text:p>
          </table:table-cell>
          <table:table-cell table:style-name="ce63" office:value-type="string">
            <text:p>- <text:span text:style-name="T7">Открывается страница с инструментом JS Audit</text:span></text:p>
            <text:p><text:span text:style-name="T7"/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8">
          <table:table-cell table:style-name="ce55" office:value-type="string">
            <text:p>EXP-009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1) В тексте описания <text:span text:style-name="T3">инструменов</text:span> кликнуть по ссылке <text:a xlink:href="https://www.iwebtool.com/top_keywords">TOP Organic Keywords</text:a></text:p>
          </table:table-cell>
          <table:table-cell table:style-name="ce63" office:value-type="string">
            <text:p>- <text:span text:style-name="T7">Открывается страница с инструментом TOP Organic </text:span><text:span text:style-name="T7">Keywords</text:span></text:p>
            <text:p><text:span text:style-name="T7"/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0">
          <table:table-cell table:style-name="ce55" office:value-type="string">
            <text:p>EXP-010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1) В тексте описания <text:span text:style-name="T3">инструменов</text:span> кликнуть по ссылке <text:a xlink:href="https://www.iwebtool.com/speed_test">Website Speed Tool</text:a></text:p>
          </table:table-cell>
          <table:table-cell table:style-name="ce63" office:value-type="string">
            <text:p/>
            <text:p>- <text:span text:style-name="T7">Открывается страница с инструментом Website </text:span><text:span text:style-name="T7">Speed Tool </text:span></text:p>
            <text:p><text:span text:style-name="T7"/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0">
          <table:table-cell table:style-name="ce55" office:value-type="string">
            <text:p>EXP-011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2" office:value-type="string">
            <text:p>1) В тексте описания <text:span text:style-name="T3">инструменов</text:span> кликнуть по ссылке <text:a xlink:href="https://www.iwebtool.com/seo-checklist">2020 SEO Checklist</text:a></text:p>
          </table:table-cell>
          <table:table-cell table:style-name="ce63" office:value-type="string">
            <text:p/>
            <text:p>- <text:span text:style-name="T7">Открывается страница с инструментом 2020 SEO </text:span><text:span text:style-name="T7">Checklist </text:span></text:p>
            <text:p><text:span text:style-name="T7"/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12</text:p>
          </table:table-cell>
          <table:table-cell table:style-name="ce57" office:value-type="string">
            <text:p>High</text:p>
          </table:table-cell>
          <table:table-cell table:style-name="ce55" office:value-type="string">
            <text:p>Главная страница сайта. Тело.</text:p>
          </table:table-cell>
          <table:table-cell table:style-name="ce60" office:value-type="string">
            <text:p>1) Нажать на кнопку Suggest New Tool в нижней части страницы сайта</text:p>
          </table:table-cell>
          <table:table-cell table:style-name="ce63" office:value-type="string">
            <text:p>- Открывается форма для обратной связи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4" table:number-rows-repeated="3">
          <table:table-cell table:number-columns-repeated="5"/>
          <table:table-cell table:style-name="Default"/>
          <table:table-cell table:style-name="ce55" table:number-columns-repeated="18"/>
          <table:table-cell table:number-columns-repeated="1000"/>
        </table:table-row>
        <table:table-row table:style-name="ro4" table:number-rows-repeated="7">
          <table:table-cell table:style-name="ce55"/>
          <table:table-cell table:style-name="ce57"/>
          <table:table-cell table:style-name="ce55" table:number-columns-repeated="3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>
          <table:table-cell/>
          <table:table-cell table:style-name="ce57"/>
          <table:table-cell table:style-name="ce55" table:number-columns-repeated="3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 table:number-rows-repeated="981">
          <table:table-cell table:style-name="ce55"/>
          <table:table-cell table:style-name="ce57"/>
          <table:table-cell table:style-name="ce55" table:number-columns-repeated="3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10" table:number-rows-repeated="104756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Тест-кейсы_2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ce67"/>
        <table:table-column table:style-name="co17" table:default-cell-style-name="Default"/>
        <table:table-column table:style-name="co5" table:number-columns-repeated="1017" table:default-cell-style-name="Default"/>
        <table:table-row table:style-name="ro21">
          <table:table-cell table:style-name="ce53" office:value-type="string" table:number-columns-spanned="4" table:number-rows-spanned="1">
            <text:p>Preconditions: Открыта страница сайта: <text:a xlink:href="https://www.iwebtool.com/seo-tools">https://www.iwebtool.com/seo-tools</text:a></text:p>
          </table:table-cell>
          <table:covered-table-cell table:number-columns-repeated="3" table:style-name="ce54"/>
          <table:table-cell table:style-name="ce54"/>
          <table:table-cell table:style-name="ce64" table:number-columns-repeated="2"/>
          <table:table-cell table:style-name="ce55" table:number-columns-repeated="17"/>
          <table:table-cell table:number-columns-repeated="1000"/>
        </table:table-row>
        <table:table-row table:style-name="ro4">
          <table:table-cell table:style-name="ce54" table:number-columns-repeated="5"/>
          <table:table-cell table:style-name="ce64" table:number-columns-repeated="2"/>
          <table:table-cell table:style-name="ce55" table:number-columns-repeated="17"/>
          <table:table-cell table:number-columns-repeated="1000"/>
        </table:table-row>
        <table:table-row table:style-name="ro23">
          <table:table-cell table:style-name="ce54" office:value-type="string">
            <text:p>Number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Expected Result</text:p>
          </table:table-cell>
          <table:table-cell table:style-name="ce64" office:value-type="string">
            <text:p>Result </text:p>
          </table:table-cell>
          <table:table-cell table:style-name="ce64" office:value-type="string">
            <text:p>Сomments</text:p>
          </table:table-cell>
          <table:table-cell table:style-name="ce55" table:number-columns-repeated="17"/>
          <table:table-cell table:number-columns-repeated="1000"/>
        </table:table-row>
        <table:table-row table:style-name="ro5">
          <table:table-cell table:style-name="ce55" office:value-type="string">
            <text:p>EXP-001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0" office:value-type="string">
            <text:p>1) Нажать на кнопку Send Feedback в правом верхнем углу страницы</text:p>
          </table:table-cell>
          <table:table-cell table:style-name="ce63" office:value-type="string">
            <text:p>- Открывается форма для обратной связи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4">
          <table:table-cell table:style-name="ce55" office:value-type="string">
            <text:p>EXP-002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<text:span text:style-name="T3">1) Кликнуть по ссылке </text:span><text:span text:style-name="T3"><text:a xlink:href="https://www.iwebtool.com/meta-extractor">Meta Tags Extractor</text:a></text:span><text:span text:style-name="T3"> или </text:span><text:span text:style-name="T3"><text:a xlink:href="https://www.iwebtool.com/meta-extractor">Get competitors' meta tags</text:a></text:span></text:p>
            <text:p><text:span text:style-name="T3">2) В поле free seo tools указать ключевое слово или </text:span><text:span text:style-name="T3">фразу</text:span></text:p>
            <text:p><text:span text:style-name="T3">3) Нажать на кнопку Get Meta</text:span></text:p>
            <text:p><text:span text:style-name="T3">4) </text:span><text:span text:style-name="T7">Дождаться загрузи данных</text:span></text:p>
            <text:p><text:span text:style-name="T3">5) В случае необходимости. экспортировать данные в </text:span><text:span text:style-name="T3">Excel</text:span></text:p>
            <text:p><text:span text:style-name="T3">6) Нажать на кнопку Export to XLSX</text:span></text:p>
            <text:p><text:span text:style-name="T3"/></text:p>
          </table:table-cell>
          <table:table-cell table:style-name="ce63" office:value-type="string">
            <text:p>- <text:span text:style-name="T7">Открывается страница с инструментом Meta Tags </text:span><text:span text:style-name="T7">Extractor</text:span></text:p>
            <text:p><text:span text:style-name="T3">- Выгружается отчёт с мета-данными сайта</text:span></text:p>
            <text:p><text:span text:style-name="T3">- Сохраняется файл на ПК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6">
          <table:table-cell table:style-name="ce55" office:value-type="string">
            <text:p>EXP-003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Кликнуть по ссылке <text:a xlink:href="https://www.iwebtool.com/backlink_checker">Check broken links</text:a></text:p>
            <text:p>2) В поле Domain name указать сайт в формате: <text:a xlink:href="https://www.sitename.domain/">https://www.sitename.domain/</text:a></text:p>
            <text:p>3) Нажать на кнопку Check Now</text:p>
            <text:p>4) Дождаться загрузки данных</text:p>
          </table:table-cell>
          <table:table-cell table:style-name="ce63" office:value-type="string">
            <text:p>- <text:span text:style-name="T7">Открывается страница с инструментом Backlink </text:span><text:span text:style-name="T7">Checker</text:span></text:p>
            <text:p><text:span text:style-name="T7">- появляется сообщение: Congratulations! No broken </text:span><text:span text:style-name="T7">backlinks found for domain.</text:span></text:p>
            <text:p><text:span text:style-name="T7">- появляется отчёт с данными о 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0">
          <table:table-cell table:style-name="ce55" office:value-type="string">
            <text:p>EXP-004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Кликнуть по ссылке <text:a xlink:href="https://www.iwebtool.com/top_keywords">Get TOP keywords for domain</text:a></text:p>
            <text:p>2) В поле Domain name указать сайт в формате: <text:a xlink:href="https://www.sitename.domain/">https://www.sitename.domain/</text:a></text:p>
            <text:p>3) Нажать на кнопку Check Keyword</text:p>
          </table:table-cell>
          <table:table-cell table:style-name="ce63" office:value-type="string">
            <text:p>- <text:span text:style-name="T7">Открывается страница с инструментом TOP Organic </text:span><text:span text:style-name="T7">Keywords</text:span></text:p>
            <text:p><text:span text:style-name="T7">- появляется отчёт с данными о 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2">
          <table:table-cell table:style-name="ce55" office:value-type="string">
            <text:p>EXP-005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Кликнуть по ссылке <text:a xlink:href="https://www.iwebtool.com/cache-checker">Caching Checker</text:a> или нажать на кнопку <text:a xlink:href="https://www.iwebtool.com/cache-checker">Check Browser Caching</text:a></text:p>
            <text:p>2) В поле URL указать сайт в формате: <text:a xlink:href="https://www.sitename.domain/">https://www.sitename.domain/</text:a></text:p>
            <text:p><text:span text:style-name="T3">3) Нажать на кнопку Check Now</text:span></text:p>
            <text:p><text:span text:style-name="T3">4) Дождаться загрузки данных</text:span></text:p>
          </table:table-cell>
          <table:table-cell table:style-name="ce63" office:value-type="string">
            <text:p>- <text:span text:style-name="T7">Открывается страница с инструментом URL Cache </text:span><text:span text:style-name="T7">Checker</text:span></text:p>
            <text:p><text:span text:style-name="T7">- появляется сообщение: Cache Status: CACHED</text:span></text:p>
            <text:p><text:span text:style-name="T7">- появляется отчёт с данными о 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5">
          <table:table-cell table:style-name="ce55" office:value-type="string">
            <text:p>EXP-006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Нажать на кнопку <text:a xlink:href="https://www.iwebtool.com/link_extractor">Extract Links</text:a></text:p>
            <text:p>2) В поле URL указать сайт в формате: <text:a xlink:href="https://www.sitename.domain/">https://www.sitename.domain/</text:a></text:p>
            <text:p>3) <text:span text:style-name="T3">Нажать на кнопку Extract</text:span></text:p>
            <text:p><text:span text:style-name="T3">4) Дождаться загрузки данных</text:span></text:p>
            <text:p><text:span text:style-name="T7">5) В случае необходимости. экспортировать данные в </text:span><text:span text:style-name="T7">Excel</text:span></text:p>
            <text:p><text:span text:style-name="T3">6) Нажать на кнопку Export to XLSX</text:span></text:p>
            <text:p><text:span text:style-name="T3"/></text:p>
          </table:table-cell>
          <table:table-cell table:style-name="ce63" office:value-type="string">
            <text:p>- <text:span text:style-name="T7">Открывается страница с инструментом Link Extractor</text:span></text:p>
            <text:p><text:span text:style-name="T3">- Выгружается отчёт с найденными ссылками и их </text:span><text:span text:style-name="T3">количеством</text:span></text:p>
            <text:p><text:span text:style-name="T3">- Сохраняется файл на ПК</text:span></text:p>
            <text:p><text:span text:style-name="T3">- Количество ссылок в файле совпадают с отчётом на </text:span><text:span text:style-name="T3">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26">
          <table:table-cell table:style-name="ce55" office:value-type="string">
            <text:p>EXP-007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Кликнуть по ссылке <text:a xlink:href="https://www.iwebtool.com/check_page">Pages Checker</text:a> или нажать на кнопку Check Page for errors</text:p>
            <text:p>2) В поле URL указать сайт в формате: <text:a xlink:href="https://www.sitename.domain/">https://www.sitename.domain/</text:a></text:p>
            <text:p>3) Нажать на кнопку Check Now</text:p>
            <text:p><text:span text:style-name="T3">4) Дождаться загрузки данных</text:span></text:p>
          </table:table-cell>
          <table:table-cell table:style-name="ce63" office:value-type="string">
            <text:p>- <text:span text:style-name="T7">Открывается страница с инструментом Pages </text:span><text:span text:style-name="T7">Checker</text:span></text:p>
            <text:p><text:span text:style-name="T7"/></text:p>
          </table:table-cell>
          <table:table-cell table:style-name="ce68" office:value-type="string">
            <text:p>Failed</text:p>
          </table:table-cell>
          <table:table-cell table:style-name="ce55" office:value-type="string">
            <text:p>Обработка проверки, происходит очень длительное время. Данные не выгружаются за заявленные 1-20 мин.</text:p>
          </table:table-cell>
          <table:table-cell table:style-name="ce55" table:number-columns-repeated="17"/>
          <table:table-cell table:number-columns-repeated="1000"/>
        </table:table-row>
        <table:table-row table:style-name="ro6">
          <table:table-cell table:style-name="ce55" office:value-type="string">
            <text:p>EXP-008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2" office:value-type="string">
            <text:p>1) Нажать на кнопку <text:a xlink:href="https://www.iwebtool.com/backlinks">Get backlinks</text:a></text:p>
            <text:p>2) В поле Domain name or URL указать сайт в формате: <text:a xlink:href="https://www.sitename.domain/">https://www.sitename.domain/</text:a></text:p>
            <text:p>3) Нажать на кнопку Get Backlinks</text:p>
            <text:p><text:span text:style-name="T3">4) Дождаться загрузки данных</text:span></text:p>
          </table:table-cell>
          <table:table-cell table:style-name="ce63" office:value-type="string">
            <text:p/>
            <text:p>- <text:span text:style-name="T7">Открывается страница с инструментом Backlinks</text:span></text:p>
            <text:p><text:span text:style-name="T7">- появляется отчёт с данными о 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6">
          <table:table-cell table:style-name="ce55" office:value-type="string">
            <text:p>EXP-009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0" office:value-type="string">
            <text:p>1) Нажать на кнопку <text:a xlink:href="https://www.iwebtool.com/speed_test">Check page performance</text:a></text:p>
            <text:p>2) В поле URL указать сайт в формате: <text:a xlink:href="https://www.sitename.domain/">https://www.sitename.domain/</text:a></text:p>
            <text:p><text:span text:style-name="T3">3) Нажать на кнопку Check Now</text:span></text:p>
            <text:p><text:span text:style-name="T3">4) Дождаться загрузки данных</text:span></text:p>
          </table:table-cell>
          <table:table-cell table:style-name="ce63" office:value-type="string">
            <text:p>- <text:span text:style-name="T7">Открывается страница с инструментом Page Speed </text:span><text:span text:style-name="T7">Test</text:span></text:p>
            <text:p><text:span text:style-name="T7">- появляется отчёт с данными о производительности </text:span><text:span text:style-name="T7">сайта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6">
          <table:table-cell table:style-name="ce55" office:value-type="string">
            <text:p>EXP-010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1" office:value-type="string">
            <text:p><text:span text:style-name="T8">1) Нажать на кнопку </text:span><text:span text:style-name="T8"><text:a xlink:href="https://www.iwebtool.com/visual_pagerank">Calculate internal page rank</text:a></text:span></text:p>
            <text:p><text:span text:style-name="T8">2) В поле URL or Domaim name указать сайт в </text:span><text:span text:style-name="T8">формате: </text:span><text:span text:style-name="T8"><text:a xlink:href="https://www.sitename.domain/">https://www.sitename.domain/</text:a></text:span></text:p>
            <text:p><text:span text:style-name="T8">3) </text:span><text:span text:style-name="T7">3) Нажать на кнопку Check Now</text:span></text:p>
            <text:p><text:span text:style-name="T3">4) Дождаться загрузки данных</text:span></text:p>
          </table:table-cell>
          <table:table-cell table:style-name="ce60" office:value-type="string">
            <text:p><text:span text:style-name="T8">- </text:span><text:span text:style-name="T7">Открывается страница с инструментом Visual Page </text:span><text:span text:style-name="T7">Rank</text:span></text:p>
            <text:p><text:span text:style-name="T7">- Появляется динамическое графическое </text:span><text:span text:style-name="T7">изображение со всеми связанным ссылками сайта, а </text:span><text:span text:style-name="T7">так же таблица с данными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6">
          <table:table-cell table:style-name="ce55" office:value-type="string">
            <text:p>EXP-011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1" office:value-type="string">
            <text:p><text:span text:style-name="T8">1) Нажать на кнопку </text:span><text:span text:style-name="T8"><text:a xlink:href="https://www.iwebtool.com/link_popularity">Check link popularity</text:a></text:span></text:p>
            <text:p><text:span text:style-name="T8">2) В поле URL указать сайт в формате: </text:span><text:span text:style-name="T8"><text:a xlink:href="https://www.sitename.domain/">https://www.sitename.domain/</text:a></text:span></text:p>
            <text:p><text:span text:style-name="T8">3) </text:span><text:span text:style-name="T7">Нажать на кнопку Check Now</text:span></text:p>
            <text:p><text:span text:style-name="T3">4) Дождаться загрузки данных</text:span></text:p>
          </table:table-cell>
          <table:table-cell table:style-name="ce42" office:value-type="string">
            <text:p><text:span text:style-name="T8">- </text:span><text:span text:style-name="T7">Открывается страница с инструментом Link </text:span><text:span text:style-name="T7">Popularity</text:span></text:p>
            <text:p><text:span text:style-name="T7">- появляется отчёт с данными о сайте</text:span>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12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1" office:value-type="string">
            <text:p>1) Нажать на кнопку Request New Tool в ижней части страницы</text:p>
          </table:table-cell>
          <table:table-cell table:style-name="ce63" office:value-type="string">
            <text:p>- Открывается форма для обратной связи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5">
          <table:table-cell table:style-name="ce55" office:value-type="string">
            <text:p>EXP-013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Страница Free SEO Tools </text:p>
          </table:table-cell>
          <table:table-cell table:style-name="ce61" office:value-type="string">
            <text:p>1) Нажать на ссылку SEO в левом верхнем углу страницы </text:p>
          </table:table-cell>
          <table:table-cell table:style-name="ce61" office:value-type="string">
            <text:p>- Открывается главная страница сайта: https://www.iwebtool.com/</text:p>
          </table:table-cell>
          <table:table-cell table:style-name="ce65" office:value-type="string">
            <text:p>Pass</text:p>
          </table:table-cell>
          <table:table-cell table:style-name="ce55" table:number-columns-repeated="18"/>
          <table:table-cell table:number-columns-repeated="1000"/>
        </table:table-row>
        <table:table-row table:style-name="ro4">
          <table:table-cell table:number-columns-repeated="3"/>
          <table:table-cell table:style-name="ce55" table:number-columns-repeated="2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 table:number-rows-repeated="6">
          <table:table-cell table:style-name="ce55" table:number-columns-repeated="2"/>
          <table:table-cell/>
          <table:table-cell table:style-name="ce55" table:number-columns-repeated="2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>
          <table:table-cell/>
          <table:table-cell table:style-name="ce55"/>
          <table:table-cell/>
          <table:table-cell table:style-name="ce55" table:number-columns-repeated="2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 table:number-rows-repeated="20">
          <table:table-cell table:style-name="ce55" table:number-columns-repeated="2"/>
          <table:table-cell/>
          <table:table-cell table:style-name="ce55" table:number-columns-repeated="2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4" table:number-rows-repeated="961">
          <table:table-cell table:style-name="ce55" table:number-columns-repeated="5"/>
          <table:table-cell table:style-name="ce66"/>
          <table:table-cell table:style-name="ce55" table:number-columns-repeated="18"/>
          <table:table-cell table:number-columns-repeated="1000"/>
        </table:table-row>
        <table:table-row table:style-name="ro10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Баги" table:style-name="ta3">
        <office:forms form:automatic-focus="false" form:apply-design-mode="false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" table:default-cell-style-name="Default"/>
        <table:table-column table:style-name="co5" table:number-columns-repeated="1007" table:default-cell-style-name="Default"/>
        <table:table-row table:style-name="ro2">
          <table:table-cell table:style-name="ce77" office:value-type="string">
            <text:p>Number</text:p>
          </table:table-cell>
          <table:table-cell table:style-name="ce77" office:value-type="string">
            <text:p>Title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Preconditions</text:p>
          </table:table-cell>
          <table:table-cell table:style-name="ce77" office:value-type="string">
            <text:p>Steps</text:p>
          </table:table-cell>
          <table:table-cell table:style-name="ce77" office:value-type="string">
            <text:p>Result</text:p>
          </table:table-cell>
          <table:table-cell table:style-name="ce77" office:value-type="string">
            <text:p>Enviroment</text:p>
          </table:table-cell>
          <table:table-cell table:style-name="ce77" office:value-type="string">
            <text:p>Comment</text:p>
          </table:table-cell>
          <table:table-cell table:style-name="ce55" table:number-columns-repeated="20"/>
          <table:table-cell table:number-columns-repeated="996"/>
        </table:table-row>
        <table:table-row table:style-name="ro27">
          <table:table-cell table:style-name="ce78" office:value-type="string">
            <text:p>IWT-001</text:p>
          </table:table-cell>
          <table:table-cell table:style-name="ce79" office:value-type="string">
            <text:p>Обработка проверки, происходит очень длительное время. Данные не выгружаются за заявленные 1-20 мин.</text:p>
          </table:table-cell>
          <table:table-cell table:style-name="ce80" office:value-type="string">
            <text:p>Normal </text:p>
          </table:table-cell>
          <table:table-cell table:style-name="ce60" office:value-type="string">
            <text:p>1) Открыта страница с инструментом <text:a xlink:href="https://www.iwebtool.com/check_page">Pages Checker</text:a></text:p>
            <text:p>2) В поле URL указан сайт для проверки.</text:p>
          </table:table-cell>
          <table:table-cell table:style-name="ce61" office:value-type="string">
            <text:p>1) Перейти на главную страницу сайта <text:a xlink:href="https://www.iwebtool.com/">https://www.iwebtool.com/</text:a></text:p>
            <text:p>2) Нажать на ссылку Tools в левом верхнем углу</text:p>
            <text:p><text:span text:style-name="T8">3) Пролистать страницу до </text:span><text:span text:style-name="T8">инструмента </text:span><text:span text:style-name="T8"><text:a xlink:href="https://www.iwebtool.com/check_page">Pages Checker</text:a></text:span><text:span text:style-name="T8"> </text:span></text:p>
            <text:p><text:span text:style-name="T8">4) Нажать на ссылку </text:span><text:span text:style-name="T8"><text:a xlink:href="https://www.iwebtool.com/check_page">Pages Checker</text:a></text:span><text:span text:style-name="T8"> или нажать на </text:span><text:span text:style-name="T8">кнопку Check page for error</text:span></text:p>
            <text:p><text:span text:style-name="T8">5) В поле URL указать сайт </text:span><text:span text:style-name="T8">необходимый для проверки</text:span></text:p>
            <text:p><text:span text:style-name="T8">6) Нажать на кнопку Check Now</text:span></text:p>
          </table:table-cell>
          <table:table-cell table:style-name="ce60" office:value-type="string">
            <text:p>Результат: инструмент очень долго обрабатывает запрос. Отчёт с данными не выгружается за указанное на сайте время (1-20 мин).</text:p>
            <text:p/>
            <text:p/>
            <text:p/>
            <text:p>Ожидаемый результат: выгружается отчёт о проверяемом сайте.</text:p>
          </table:table-cell>
          <table:table-cell table:style-name="ce25" office:value-type="string">
            <text:p>Браузер. Microsoft Edge. </text:p>
            <text:p>Версия 85.0.564.68 (Официальная сборка)</text:p>
            <text:p>Ver: x64</text:p>
            <text:p>OS: Windows 10 Pro</text:p>
            <text:p>Ver: 20H2</text:p>
            <text:p>Revision: 19042.630</text:p>
          </table:table-cell>
          <table:table-cell table:style-name="ce60" office:value-type="string">
            <text:p>Ссылка на баг репорт: <text:a xlink:href="https://nav4it.atlassian.net/browse/PR01-402">https://nav4it.atlassian.net/browse/PR01-402</text:a></text:p>
          </table:table-cell>
          <table:table-cell table:style-name="ce55" table:number-columns-repeated="20"/>
          <table:table-cell table:number-columns-repeated="996"/>
        </table:table-row>
        <table:table-row table:style-name="ro4">
          <table:table-cell table:number-columns-repeated="8"/>
          <table:table-cell table:style-name="ce55" table:number-columns-repeated="20"/>
          <table:table-cell table:number-columns-repeated="996"/>
        </table:table-row>
        <table:table-row table:style-name="ro4" table:number-rows-repeated="4">
          <table:table-cell table:style-name="ce55" table:number-columns-repeated="28"/>
          <table:table-cell table:number-columns-repeated="996"/>
        </table:table-row>
        <table:table-row table:style-name="ro4">
          <table:table-cell table:style-name="ce55" table:number-columns-repeated="3"/>
          <table:table-cell table:style-name="ce81"/>
          <table:table-cell table:style-name="ce55" table:number-columns-repeated="24"/>
          <table:table-cell table:number-columns-repeated="996"/>
        </table:table-row>
        <table:table-row table:style-name="ro4" table:number-rows-repeated="992">
          <table:table-cell table:style-name="ce55" table:number-columns-repeated="28"/>
          <table:table-cell table:number-columns-repeated="996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 style:font-name-asian="Linux Libertine G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.11.2020</text:date>, <text:time>18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и" style:display-name="PageStyle_Ба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1-25T18:15:48.53</dc:date>
    <meta:editing-duration>P1DT1H50M7S</meta:editing-duration>
    <meta:editing-cycles>8</meta:editing-cycles>
    <meta:document-statistic meta:table-count="5" meta:cell-count="313" meta:object-count="0"/>
  </office:meta>
</office:document-meta>
</file>